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19.3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1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8cm" svg:height="2.9cm" svg:x="0.565cm" svg:y="2.567cm">
          <text:p text:style-name="P1"><text:span text:style-name="T1">0</text:span>Ola <text:s/><text:span text:style-name="T1">1</text:span>fortalte <text:span text:style-name="T1">2</text:span> at <text:s text:c="2"/><text:span text:style-name="T1">3</text:span> Kari <text:s/><text:span text:style-name="T1">4</text:span> ga <text:s text:c="4"/><text:span text:style-name="T1">5 </text:span>barnet <text:s/><text:span text:style-name="T1">6</text:span>dyret <text:s text:c="2"/><text:span text:style-name="T1">7</text:span>i <text:s text:c="6"/><text:span text:style-name="T1">8</text:span>huset<text:span text:style-name="T1">9 <text:s text:c="4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2.1cm" svg:x="1.9cm" svg:y="5.7cm">
          <text:p text:style-name="P2"><text:span text:style-name="T1"><text:s text:c="2"/></text:span><text:span text:style-name="T1">NP</text:span></text:p>
          <text:p text:style-name="P2"><text:span text:style-name="T2">&lt;0,1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3.9cm" svg:y="5.7cm">
          <text:p text:style-name="P4"><text:span text:style-name="T2"><text:s text:c="7"/></text:span><text:span text:style-name="T2">&lt;0,2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5.8cm" svg:y="5.6cm">
          <text:p text:style-name="P4"><text:span text:style-name="T2">&lt;0,3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7.6cm" svg:y="5.7cm">
          <text:p text:style-name="P4"><text:span text:style-name="T2">&lt;0,4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9.5cm" svg:y="5.7cm">
          <text:p text:style-name="P4"><text:span text:style-name="T2">&lt;0,5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11.4cm" svg:y="5.7cm">
          <text:p text:style-name="P4"><text:span text:style-name="T2">&lt;0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13.4cm" svg:y="5.6cm">
          <text:p text:style-name="P4"><text:span text:style-name="T2">&lt;0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15.5cm" svg:y="5.5cm">
          <text:p text:style-name="P4"><text:span text:style-name="T2">S</text:span></text:p>
          <text:p text:style-name="P4"><text:span text:style-name="T2"/></text:p>
          <text:p text:style-name="P4"><text:span text:style-name="T2">&lt;0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2.1cm" svg:x="17.5cm" svg:y="5.6cm">
          <text:p text:style-name="P4"><text:span text:style-name="T2">S</text:span></text:p>
          <text:p text:style-name="P4"><text:span text:style-name="T2"/></text:p>
          <text:p text:style-name="P4"><text:span text:style-name="T2">&lt;0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3.6cm" svg:y="8cm">
          <text:p text:style-name="P2"><text:span text:style-name="T2">V_NP_S</text:span></text:p>
          <text:p text:style-name="P2"><text:span text:style-name="T2">V_S</text:span></text:p>
          <text:p text:style-name="P2"><text:span text:style-name="T2">&lt;1,2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5.6cm" svg:y="8cm">
          <text:p text:style-name="P4"><text:span text:style-name="T2">&lt;1,3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7.7cm" svg:y="8cm">
          <text:p text:style-name="P4"><text:span text:style-name="T2">&lt;1,4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9.7cm" svg:y="8cm">
          <text:p text:style-name="P4"><text:span text:style-name="T2">&lt;1,5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1.6cm" svg:y="8cm">
          <text:p text:style-name="P4"><text:span text:style-name="T2">&lt;1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732cm" svg:y="8.002cm">
          <text:p text:style-name="P4"><text:span text:style-name="T2">&lt;1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5.9cm" svg:y="8cm">
          <text:p text:style-name="P4"><text:span text:style-name="T2">VP</text:span></text:p>
          <text:p text:style-name="P4"><text:span text:style-name="T2"/></text:p>
          <text:p text:style-name="P4"><text:span text:style-name="T2">&lt;1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8cm">
          <text:p text:style-name="P4"><text:span text:style-name="T2">VP</text:span></text:p>
          <text:p text:style-name="P4"><text:span text:style-name="T2"/></text:p>
          <text:p text:style-name="P4"><text:span text:style-name="T2">&lt;1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5.7cm" svg:y="10.3cm">
          <text:p text:style-name="P4"><text:span text:style-name="T2">&lt;2,3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7.6cm" svg:y="10.3cm">
          <text:p text:style-name="P4"><text:span text:style-name="T2">C</text:span></text:p>
          <text:p text:style-name="P4"><text:span text:style-name="T2">&lt;2,4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9.8cm" svg:y="10.3cm">
          <text:p text:style-name="P4"><text:span text:style-name="T2">&lt;2,5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1.8cm" svg:y="10.3cm">
          <text:p text:style-name="P4"><text:span text:style-name="T2">&lt;2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8cm" svg:y="10.3cm">
          <text:p text:style-name="P4"><text:span text:style-name="T2">&lt;2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5.9cm" svg:y="10.3cm">
          <text:p text:style-name="P4"><text:span text:style-name="T2">CP</text:span></text:p>
          <text:p text:style-name="P4"><text:span text:style-name="T2"/></text:p>
          <text:p text:style-name="P4"><text:span text:style-name="T2">&lt;2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10.4cm">
          <text:p text:style-name="P4"><text:span text:style-name="T2">CP</text:span></text:p>
          <text:p text:style-name="P4"><text:span text:style-name="T2"/></text:p>
          <text:p text:style-name="P4"><text:span text:style-name="T2">&lt;2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7.7cm" svg:y="12.6cm">
          <text:p text:style-name="P4"><text:span text:style-name="T2">&lt;3,4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9.9cm" svg:y="12.6cm">
          <text:p text:style-name="P4"><text:span text:style-name="T2">NP</text:span></text:p>
          <text:p text:style-name="P4"><text:span text:style-name="T2">&lt;3,5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1.8cm" svg:y="12.6cm">
          <text:p text:style-name="P4"><text:span text:style-name="T2">&lt;3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8cm" svg:y="12.6cm">
          <text:p text:style-name="P4"><text:span text:style-name="T2">&lt;3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6cm" svg:y="12.5cm">
          <text:p text:style-name="P4"><text:span text:style-name="T2">S</text:span></text:p>
          <text:p text:style-name="P4"><text:span text:style-name="T2"/></text:p>
          <text:p text:style-name="P4"><text:span text:style-name="T2">&lt;3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8cm" svg:y="12.7cm">
          <text:p text:style-name="P4"><text:span text:style-name="T2">S</text:span></text:p>
          <text:p text:style-name="P4"><text:span text:style-name="T2"/></text:p>
          <text:p text:style-name="P4"><text:span text:style-name="T2">&lt;3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9.8cm" svg:y="14.9cm">
          <text:p text:style-name="P4"><text:span text:style-name="T2">&lt;4,5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1.9cm" svg:y="14.9cm">
          <text:p text:style-name="P4"><text:span text:style-name="T2">DTV</text:span></text:p>
          <text:p text:style-name="P4"><text:span text:style-name="T2">&lt;4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9cm" svg:y="14.9cm">
          <text:p text:style-name="P4"><text:span text:style-name="T2">X2</text:span></text:p>
          <text:p text:style-name="P4"><text:span text:style-name="T2">&lt;4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6cm" svg:y="15cm">
          <text:p text:style-name="P4"><text:span text:style-name="T2">VP</text:span></text:p>
          <text:p text:style-name="P4"><text:span text:style-name="T2">&lt;4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15cm">
          <text:p text:style-name="P4"><text:span text:style-name="T2">VP</text:span></text:p>
          <text:p text:style-name="P4"><text:span text:style-name="T2">&lt;4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1.9cm" svg:y="17.2cm">
          <text:p text:style-name="P4"><text:span text:style-name="T2">&lt;5,6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9cm" svg:y="17.2cm">
          <text:p text:style-name="P4"><text:span text:style-name="T2">NP</text:span></text:p>
          <text:p text:style-name="P4"><text:span text:style-name="T2">&lt;5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5.9cm" svg:y="17.3cm">
          <text:p text:style-name="P4"><text:span text:style-name="T2">&lt;5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17.3cm">
          <text:p text:style-name="P4"><text:span text:style-name="T2">&lt;5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3.9cm" svg:y="19.4cm">
          <text:p text:style-name="P4"><text:span text:style-name="T2">&lt;6,7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6cm" svg:y="19.5cm">
          <text:p text:style-name="P4"><text:span text:style-name="T2">NP</text:span></text:p>
          <text:p text:style-name="P4"><text:span text:style-name="T2"/></text:p>
          <text:p text:style-name="P4"><text:span text:style-name="T2">&lt;6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19.5cm">
          <text:p text:style-name="P4"><text:span text:style-name="T2">NP</text:span></text:p>
          <text:p text:style-name="P4"><text:span text:style-name="T2"/></text:p>
          <text:p text:style-name="P4"><text:span text:style-name="T2">&lt;6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6cm" svg:y="21.8cm">
          <text:p text:style-name="P4"><text:span text:style-name="T2">P</text:span></text:p>
          <text:p text:style-name="P4"><text:span text:style-name="T2"/></text:p>
          <text:p text:style-name="P4"><text:span text:style-name="T2">&lt;7,8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21.8cm">
          <text:p text:style-name="P4"><text:span text:style-name="T2">PP</text:span></text:p>
          <text:p text:style-name="P4"><text:span text:style-name="T2"/></text:p>
          <text:p text:style-name="P4"><text:span text:style-name="T2">&lt;7,9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2.1cm" svg:x="17.9cm" svg:y="24cm">
          <text:p text:style-name="P4"><text:span text:style-name="T2">NP</text:span></text:p>
          <text:p text:style-name="P4"><text:span text:style-name="T2"/></text:p>
          <text:p text:style-name="P4"><text:span text:style-name="T2">&lt;8,9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ir Awed</meta:initial-creator>
    <meta:creation-date>2018-03-20T13:07:25.429578504</meta:creation-date>
    <dc:date>2018-03-20T14:33:13.379496534</dc:date>
    <dc:creator>Nasir Awed</dc:creator>
    <meta:editing-duration>PT23M15S</meta:editing-duration>
    <meta:editing-cycles>3</meta:editing-cycles>
    <meta:generator>LibreOffice/5.0.6.2$Linux_X86_64 LibreOffice_project/00$Build-2</meta:generator>
    <meta:document-statistic meta:object-count="46"/>
  </office:meta>
</office:document-meta>
</file>